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/>
          <table:table-cell table:style-name="ce0" office:value-type="string">
            <text:p>Elderly Man
“What's that, is this a friend o' yours?”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/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her name was... “Hamuko”, from
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/>
          <table:table-cell table:style-name="ce0" office:value-type="string">
            <text:p>Elderly Man
“This young lass was out cold in the forest.”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/>
          <table:table-cell table:style-name="ce0" office:value-type="string">
            <text:p>Elderly Man
“She wasn't injured badly, but she must'a
passed out after gettin' attacked by a demon.”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/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/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/>
          <table:table-cell table:style-name="ce0" office:value-type="string">
            <text:p>Elderly Man
“She's been out like a light for quite some
time, so I reckon she'll be wakin' up any
minute now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/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“Fueh”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/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Ya don't remember? You were passed out in
the forest to the north...”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fighting some weird monsters in the
forest and lost consciousness at some point...
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/>
          <table:table-cell table:style-name="ce0" office:value-type="string">
            <text:p>Elderly Man
“W-Wassat? Young lass, did ya really manage
to defeat those demons?”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/>
          <table:table-cell table:style-name="ce0" office:value-type="string">
            <text:p>Elderly Man
“Why, young lass, ya got more mettle than
it seems!”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n I woke up, I was totally just lying there
in 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So it was the same situation for you,
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/>
          <table:table-cell table:style-name="ce0" office:value-type="string">
            <text:p>Oh, come to think of it... I still haven't
thanked 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/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/>
          <table:table-cell table:style-name="ce0" office:value-type="string">
            <text:p>Elderly Man
“Absolutely not, my dear. We hafta look out for
each other!”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/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/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/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/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/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 There could more of these “demons”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/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/>
          <table:table-cell table:style-name="ce0" office:value-type="string">
            <text:p>Elderly Man
“Sa-do-ga-shi-ma...? That ain't no place I've
ever heard of.”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/>
          <table:table-cell table:style-name="ce0" office:value-type="string">
            <text:p>Elderly Man
“This here is Dono village, a tiny rural village
on the southernmost point'a the Midlands.”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/>
          <table:table-cell table:style-name="ce0" office:value-type="string">
            <text:p>Elderly Man
“What's with the pixel-art-lookin' face? Does it
look like I'm tellin' lies?”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/>
          <table:table-cell table:style-name="ce0" office:value-type="string">
            <text:p>Elderly Man
“Anyway, this quiet little place is called Dono
village.”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/>
          <table:table-cell table:style-name="ce0" office:value-type="string">
            <text:p>Elderly Man
“I don't know where ya came from, but kick
back and relax to yer heart's content.”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/>
          <table:table-cell table:style-name="ce0" office:value-type="string">
            <text:p>Elderly Man
“A map, ya say? Sorry to break it to ya, but we
don't have nothin' as grand as that.”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/>
          <table:table-cell table:style-name="ce0" office:value-type="string">
            <text:p>Elderly Man
“You kids, d'ya come from town?”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/>
          <table:table-cell table:style-name="ce0" office:value-type="string">
            <text:p>Elderly Man
“Ya might not get it, but those map things
don't come cheap.”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/>
          <table:table-cell table:style-name="ce0" office:value-type="string">
            <text:p>Elderly Man
“They ain't something that yer'll find rolled up
in any old village like this.”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Th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/>
          <table:table-cell table:style-name="ce0" office:value-type="string">
            <text:p>Elderly Man
“W-Wassat all of a sudden?”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/>
          <table:table-cell table:style-name="ce0" office:value-type="string">
            <text:p>Elderly Man
“But... yep. Could be that Grandma Beth has
one of them maps yer after.”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/>
          <table:table-cell table:style-name="ce0" office:value-type="string">
            <text:p>Elderly Man
“I heard she used ta play adventurer and
travel around here'n there as a young'un.”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/>
          <table:table-cell table:style-name="ce0" office:value-type="string">
            <text:p>Elderly Man
“She lives in Jinbū village, to the north.”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/>
          <table:table-cell table:style-name="ce0" office:value-type="string">
            <text:p>Elderly Man
“Wait, wait, ya can't just go through that there
forest ta Jinbū village!”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/>
          <table:table-cell table:style-name="ce0" office:value-type="string">
            <text:p>Elderly Man
“As ya well know, that there forest is full'a
demons on the prowl.”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/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/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/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/>
          <table:table-cell table:style-name="ce0" office:value-type="string">
            <text:p>Elderly Man
“But, it really is dangerous, ya know?”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. In any case, we can't just
live 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st me. If we act according my directions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/>
          <table:table-cell table:style-name="ce0" office:value-type="string">
            <text:p>Elderly Man
“I guess I can't stop ya if ya really wanna go,
but...”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/>
          <table:table-cell table:style-name="ce0" office:value-type="string">
            <text:p>Elderly Man
“Don't push yerselves too hard, ya hear?”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/>
          <table:table-cell table:style-name="ce0" office:value-type="string">
            <text:p>Elderly Man
“Yer welcome. Take care.”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/>
          <table:table-cell table:style-name="ce0" office:value-type="string">
            <text:p>Elderly Man
“If yer goin' to Jinbū village, ya gotta go
through the forest to the north.”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There're lotsa demons about, so don't be goin'
too far.”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“Oh, yer goin' to Zazābu now?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”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“Here's a little somethin' for ya. Take it.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
Take care, ya hear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